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99ff99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o TUR</text:p>
          </table:table-cell>
          <table:table-cell table:style-name="ce2" office:value-type="float" office:value="0.124107" calcext:value-type="float">
            <text:p>0,12410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sumo medio de un hogar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. Calefacción: media anual de 5.172 kWh. </text:p>
          </table:table-cell>
          <table:table-cell table:number-columns-repeated="2"/>
          <table:table-cell office:value-type="float" office:value="5172" calcext:value-type="float">
            <text:p>5172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6]*[.F6]" office:value-type="float" office:value="641.881404" calcext:value-type="float">
            <text:p>641,8814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 Electrodomésticos: 1.924 kWh. 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7]*[.F7]" office:value-type="float" office:value="238.781868" calcext:value-type="float">
            <text:p>238,7818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 Agua caliente: 1.877 kWh. 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8]*[.F8]" office:value-type="float" office:value="232.948839" calcext:value-type="float">
            <text:p>232,9488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. Cocina: 737 kWh. 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9]*[.F9]" office:value-type="float" office:value="91.466859" calcext:value-type="float">
            <text:p>91,4668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 Iluminación: 410 kWh. 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10]*[.F10]" office:value-type="float" office:value="50.88387" calcext:value-type="float">
            <text:p>50,88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. Aire acondicionado: 170 kWh. 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11]*[.F11]" office:value-type="float" office:value="21.09819" calcext:value-type="float">
            <text:p>21,098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Media</text:p>
          </table:table-cell>
          <table:table-cell table:number-columns-repeated="3" office:value-type="string" calcext:value-type="string">
            <text:p>Alta</text:p>
          </table:table-cell>
          <table:table-cell table:number-columns-repeated="2" office:value-type="string" calcext:value-type="string">
            <text:p>Baj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Frigorífico: 662 kWh al año. 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. Congelador: 563 kWh. 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. Televisión: 263 kWh. 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. Lavadora: 255 kWh. 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16]*[.F16]" office:value-type="float" office:value="31.647285" calcext:value-type="float">
            <text:p>31,647285</text:p>
          </table:table-cell>
          <table:table-cell table:style-name="ce4" office:value-type="percentage" office:value="0.086" calcext:value-type="percentage">
            <text:p>8,60%</text:p>
          </table:table-cell>
          <table:table-cell table:style-name="ce2" office:value-type="float" office:value="0.15976" calcext:value-type="float">
            <text:p>0,15976</text:p>
          </table:table-cell>
          <table:table-cell table:formula="of:=[.E16]*[.I16]" office:value-type="float" office:value="40.7388" calcext:value-type="float">
            <text:p>40,7388</text:p>
          </table:table-cell>
          <table:table-cell/>
          <table:table-cell table:style-name="ce2" office:value-type="float" office:value="0.0535" calcext:value-type="float">
            <text:p>0,0535</text:p>
          </table:table-cell>
          <table:table-cell table:formula="of:=[.L16]*[.E16]" office:value-type="float" office:value="13.6425" calcext:value-type="float">
            <text:p>13,64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 Secadora: 255 kWh. 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17]*[.F17]" office:value-type="float" office:value="31.647285" calcext:value-type="float">
            <text:p>31,647285</text:p>
          </table:table-cell>
          <table:table-cell table:style-name="ce4" office:value-type="percentage" office:value="0.083" calcext:value-type="percentage">
            <text:p>8,30%</text:p>
          </table:table-cell>
          <table:table-cell table:style-name="ce2" office:value-type="float" office:value="0.15976" calcext:value-type="float">
            <text:p>0,15976</text:p>
          </table:table-cell>
          <table:table-cell table:formula="of:=[.E17]*[.I17]" office:value-type="float" office:value="40.7388" calcext:value-type="float">
            <text:p>40,7388</text:p>
          </table:table-cell>
          <table:table-cell/>
          <table:table-cell table:style-name="ce2" office:value-type="float" office:value="0.0535" calcext:value-type="float">
            <text:p>0,0535</text:p>
          </table:table-cell>
          <table:table-cell table:formula="of:=[.L17]*[.E17]" office:value-type="float" office:value="13.6425" calcext:value-type="float">
            <text:p>13,64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 Lavavajillas: 246 kWh. 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18]*[.F18]" office:value-type="float" office:value="30.530322" calcext:value-type="float">
            <text:p>30,530322</text:p>
          </table:table-cell>
          <table:table-cell table:style-name="ce4" office:value-type="percentage" office:value="0.086" calcext:value-type="percentage">
            <text:p>8,60%</text:p>
          </table:table-cell>
          <table:table-cell table:style-name="ce2" office:value-type="float" office:value="0.15976" calcext:value-type="float">
            <text:p>0,15976</text:p>
          </table:table-cell>
          <table:table-cell table:formula="of:=[.E18]*[.I18]" office:value-type="float" office:value="39.30096" calcext:value-type="float">
            <text:p>39,30096</text:p>
          </table:table-cell>
          <table:table-cell/>
          <table:table-cell table:style-name="ce2" office:value-type="float" office:value="0.0535" calcext:value-type="float">
            <text:p>0,0535</text:p>
          </table:table-cell>
          <table:table-cell table:formula="of:=[.L18]*[.E18]" office:value-type="float" office:value="13.161" calcext:value-type="float">
            <text:p>13,1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.Horno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. 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9.Ordenad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. Standby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C3]" office:value-type="float" office:value="0.124107" calcext:value-type="float">
            <text:p>0,124107</text:p>
          </table:table-cell>
          <table:table-cell table:formula="of:=[.E22]*[.F22]" office:value-type="float" office:value="26.434791" calcext:value-type="float">
            <text:p>26,434791</text:p>
          </table:table-cell>
          <table:table-cell table:style-name="ce4" office:value-type="percentage" office:value="0.078" calcext:value-type="percentage">
            <text:p>7,80%</text:p>
          </table:table-cell>
          <table:table-cell table:style-name="ce2" office:value-type="float" office:value="0.13253" calcext:value-type="float">
            <text:p>0,13253</text:p>
          </table:table-cell>
          <table:table-cell table:formula="of:=[.E22]*[.I22]" office:value-type="float" office:value="28.22889" calcext:value-type="float">
            <text:p>28,22889</text:p>
          </table:table-cell>
          <table:table-cell/>
          <table:table-cell table:style-name="ce2" office:value-type="float" office:value="0.0535" calcext:value-type="float">
            <text:p>0,0535</text:p>
          </table:table-cell>
          <table:table-cell table:formula="of:=[.L22]*[.E22]" office:value-type="float" office:value="11.3955" calcext:value-type="float">
            <text:p>11,3955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11. Termo</text:p>
          </table:table-cell>
          <table:table-cell table:number-columns-repeated="4"/>
          <table:table-cell table:formula="of:=96/2" office:value-type="float" office:value="48" calcext:value-type="float">
            <text:p>48</text:p>
          </table:table-cell>
          <table:table-cell table:style-name="ce4"/>
          <table:table-cell table:style-name="ce2"/>
          <table:table-cell office:value-type="float" office:value="96" calcext:value-type="float">
            <text:p>96</text:p>
          </table:table-cell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(Mirar Referencia 4)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SUM([.G16:.G23])" office:value-type="float" office:value="168.259683" calcext:value-type="float">
            <text:p>168,259683</text:p>
          </table:table-cell>
          <table:table-cell table:formula="of:=SUM([.H16:.H22])" office:value-type="float" office:value="0.333" calcext:value-type="float">
            <text:p>0,333</text:p>
          </table:table-cell>
          <table:table-cell/>
          <table:table-cell table:style-name="ce3" table:formula="of:=SUM([.J16:.J23])" office:value-type="float" office:value="245.00745" calcext:value-type="float">
            <text:p>245,00745</text:p>
          </table:table-cell>
          <table:table-cell/>
          <table:table-cell table:style-name="ce3"/>
          <table:table-cell table:style-name="ce3" table:formula="of:=SUM([.M16:.M23])" office:value-type="float" office:value="51.8415" calcext:value-type="float">
            <text:p>51,8415</text:p>
          </table:table-cell>
          <table:table-cell/>
          <table:table-cell table:style-name="ce5" table:formula="of:=[.M24]-[.G24]" office:value-type="float" office:value="-116.418183" calcext:value-type="float">
            <text:p>-116,4181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tp://comparadorluz.com/faq/precio-kwh-electricida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ttp://www.ocu.org/vivienda-y-energia/gas-luz/noticias/cuanta-energia-consume-una-casa-5715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ttp://www.idae.es/uploads/documentos/documentos_Documentacion_Basica_Residencial_Unido_c93da537.pdf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http://tarifaluzhora.es/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http://ahorrarcadadiaconloselectrodomest.blogspot.com.es/2013/01/ahorrar-en-el-termo-electrico-siempre.html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23:38:57.827763108</meta:creation-date>
    <dc:date>2015-11-03T00:35:57.528359752</dc:date>
    <meta:editing-duration>PT26M19S</meta:editing-duration>
    <meta:editing-cycles>1</meta:editing-cycles>
    <meta:document-statistic meta:table-count="1" meta:cell-count="103" meta:object-count="0"/>
    <meta:generator>LibreOffice/5.0.2.2$Linux_X86_64 LibreOffice_project/00m0$Build-2</meta:generator>
  </office:meta>
</office:document-meta>
</file>